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-on-campus-student-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-on-campus-student-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Fire Accelerant to Light Fix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,000-$24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apers lit on fire on landing of building - no dam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burned a napk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burned pap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,000-$24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,000-$4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Holt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Emery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Edmon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Whitehea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Lit hand sanitizer on carpet/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lighter to paper/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Trash can f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0,000-$49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-on-campus-student-housing" style:display-name="PageStyle_fires-on-campus-student-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